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443a" officeooo:paragraph-rsid="00022950"/>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443a" officeooo:paragraph-rsid="0000443a" style:font-size-asian="22pt" style:font-weight-asian="bold" style:font-size-complex="22pt" style:font-weight-complex="bold"/>
    </style:style>
    <style:style style:name="P3" style:family="paragraph" style:parent-style-name="Standard">
      <style:text-properties style:text-underline-style="none" fo:font-weight="bold" officeooo:rsid="0000443a" officeooo:paragraph-rsid="0000443a" style:font-weight-asian="bold" style:font-weight-complex="bold"/>
    </style:style>
    <style:style style:name="P4" style:family="paragraph" style:parent-style-name="Standard">
      <style:text-properties officeooo:rsid="00030221" officeooo:paragraph-rsid="00030221"/>
    </style:style>
    <style:style style:name="P5" style:family="paragraph" style:parent-style-name="Standard">
      <style:text-properties officeooo:rsid="00048e6a" officeooo:paragraph-rsid="00048e6a"/>
    </style:style>
    <style:style style:name="T1" style:family="text">
      <style:text-properties officeooo:rsid="0000443a"/>
    </style:style>
    <style:style style:name="T2" style:family="text">
      <style:text-properties officeooo:rsid="00022950"/>
    </style:style>
    <style:style style:name="T3" style:family="text">
      <style:text-properties officeooo:rsid="000302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uegoNet Project</text:p>
      <text:p text:style-name="Standard"/>
      <text:p text:style-name="P3">OVERVIEW</text:p>
      <text:p text:style-name="Standard"/>
      <text:p text:style-name="Standard">Feugonet is an Open Source projects which provide <text:span text:style-name="T1">the abilities to publish the server status or a specified API status and availability.</text:span></text:p>
      <text:p text:style-name="P4">The Goal of the project is to replace the conservative EAI server with a Smart and Easy Mechanism which removes the Single point of failure the current Solution has.</text:p>
      <text:p text:style-name="P1">The way th<text:span text:style-name="T2">at </text:span>Fuegonet work<text:span text:style-name="T2">s </text:span>is based on DDS or a Publisher/subscriber <text:span text:style-name="T2">mechanism which uses multicast to send a string of information over UDP.</text:span></text:p>
      <text:p text:style-name="P1"><text:span text:style-name="T2">With this method Fuegonet is able to send the status over Multicast to all the server (distinguish by group ) that needs to update <text:s/>the API it provides along with the Server hardware status which enable to client (subscriber) to receive the expected information from multiple servers and mathematically decide which Server is must suitable to serve it.</text:span></text:p>
      <text:p text:style-name="P5">After the API Server is chosen then the API sends the information to the fuegonet service (subscriber) <text:s/>on it’s own Server then a binary transfer send the information to the designated Server (publisher) and the fuegonet Service on the receiver ends sends the information to the relevant API.</text:p>
      <text:p text:style-name="Standard"/>
      <text:p text:style-name="Standard">## <text:span text:style-name="T3">For Example</text:span></text:p>
      <text:p text:style-name="P5">In our example the Organization has 1 ERP API servers , 1 Billing Server and 2 CRM API Servers.</text:p>
      <text:p text:style-name="P5">In fuegonet each API will have it’s own Fuegonet Group except the CRM API Server which are in the same group.</text:p>
      <text:p text:style-name="P5">All Server are Publishers of their hosted Service and are subscribers to all the other Services so when the ERP wants to sends a Message to the Billing Server sense it’s 1 to 1 API calls then </text:p>
      <text:p text:style-name="Standard"/>
      <text:p text:style-name="Standard"/>
      <text:p text:style-name="Standard">everything that fuegonet needs is in the glibc package</text:p>
      <text:p text:style-name="Standard"/>
      <text:p text:style-name="Standard">### Installing</text:p>
      <text:p text:style-name="Standard"/>
      <text:p text:style-name="Standard">Now lets download and install fuegonet</text:p>
      <text:p text:style-name="Standard"/>
      <text:p text:style-name="Standard"/>
      <text:p text:style-name="Standard"><text:s text:c="4"/>$ git clone https://github.com/ooichman/fuegonet.git</text:p>
      <text:p text:style-name="Standard"><text:s text:c="4"/>$ cd fuegonet</text:p>
      <text:p text:style-name="Standard"><text:s text:c="4"/>$ ./configure</text:p>
      <text:p text:style-name="Standard"><text:s text:c="4"/>$ make</text:p>
      <text:p text:style-name="Standard"><text:s text:c="4"/>$ make install</text:p>
      <text:p text:style-name="Standard"/>
      <text:p text:style-name="Standard">- On Redhat/Centos/Fedora you can use the fuegonet.spec file by tar the directory and rpmbuild it:</text:p>
      <text:p text:style-name="Standard"><text:s text:c="4"/>$ tar -zcvf 0.1.0.tar.gz fuegonet/ &amp;&amp; rpmbuild -ta 0.1.0.tar.gz</text:p>
      <text:p text:style-name="Standard"><text:s/></text:p>
      <text:p text:style-name="Standard">now you have a service daemon you need to run named **fuegonetd** and a set of tools to</text:p>
      <text:p text:style-name="Standard">test your multicast/unicast network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21:58:32.161255368</meta:creation-date>
    <dc:date>2018-06-03T22:41:17.178853564</dc:date>
    <meta:editing-duration>PT34S</meta:editing-duration>
    <meta:editing-cycles>1</meta:editing-cycles>
    <meta:document-statistic meta:table-count="0" meta:image-count="0" meta:object-count="0" meta:page-count="1" meta:paragraph-count="24" meta:word-count="344" meta:character-count="2052" meta:non-whitespace-character-count="1703"/>
    <meta:generator>LibreOffice/5.4.7.2$Linux_X86_64 LibreOffice_project/40$Build-2</meta:generator>
  </office:meta>
</office:document-meta>
</file>